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pequeño">
      <style:graphic-properties fo:min-height="0.202cm" fo:min-width="4.452cm"/>
      <style:paragraph-properties style:writing-mode="lr-tb"/>
    </style:style>
    <style:style style:name="gr2" style:family="graphic" style:parent-style-name="pequeño">
      <style:graphic-properties fo:min-height="0.202cm" fo:min-width="2.952cm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fo:padding-top="0.012cm" fo:padding-bottom="0.012cm" fo:padding-left="0.012cm" fo:padding-right="0.012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10" style:family="graphic" style:parent-style-name="pequeño">
      <style:graphic-properties fo:min-height="0.202cm" fo:min-width="0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12" style:family="graphic" style:parent-style-name="pequeño">
      <style:graphic-properties fo:min-height="0.202cm" fo:min-width="2.352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2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fo:padding-top="0.012cm" fo:padding-bottom="0.012cm" fo:padding-left="0.012cm" fo:padding-right="0.012cm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1cm" svg:stroke-color="#000000" draw:marker-start="" draw:marker-start-width="0.312cm" draw:marker-start-center="false" draw:marker-end="" draw:marker-end-width="0.312cm" draw:marker-end-center="false" draw:stroke-linejoin="round" svg:stroke-linecap="round" draw:fill="solid" draw:fill-color="#ffffff" draw:textarea-horizontal-align="justify" fo:padding-top="0.049cm" fo:padding-bottom="0.049cm" fo:padding-left="0.049cm" fo:padding-right="0.049cm" draw:shadow="hidden" draw:shadow-offset-x="0.2cm" draw:shadow-offset-y="0.2cm" draw:shadow-color="#808080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8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cm" svg:height="0.5cm" svg:x="1cm" svg:y="2cm">
          <text:p text:style-name="P1">$caption$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0.5cm" svg:x="1cm" svg:y="3cm">
          <text:p text:style-name="P1">Linea entrada t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start-event-none" xml:id="id1" draw:id="id1">
          <draw:custom-shape draw:style-name="gr3" draw:text-style-name="P2" draw:layer="layout" svg:width="0.057cm" svg:height="0.057cm" svg:x="9.472cm" svg:y="2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3" draw:layer="layout" svg:width="1cm" svg:height="1cm" svg:x="9cm" svg:y="2cm" svg:viewBox="0 0 1001 1001" svg:d="M1001 500c0-276-225-500-502-500-276 0-499 224-499 500s223 501 499 501c277 0 502-225 502-501z">
            <svg:title>start-event-none</svg:title>
            <text:p/>
          </draw:path>
        </draw:g>
        <draw:path draw:style-name="gr5" draw:text-style-name="P5" xml:id="id2" draw:id="id2" draw:layer="layout" svg:width="4.999cm" svg:height="0.999cm" svg:x="7cm" svg:y="4cm" svg:viewBox="0 0 5000 1000" svg:d="M363 1000h4272c202 0 365-49 365-109v-782c0-60-163-109-365-109h-4272c-201 0-363 49-363 109v782c0 60 162 109 363 109z">
          <text:p text:style-name="P4"><text:span text:style-name="T1">&lt;&lt;todolist-input-task&gt;&gt;</text:span></text:p>
        </draw:path>
        <draw:path draw:style-name="gr6" draw:text-style-name="P5" xml:id="id3" draw:id="id3" draw:layer="layout" svg:width="4.999cm" svg:height="0.999cm" svg:x="14cm" svg:y="4cm" svg:viewBox="0 0 5000 1000" svg:d="M363 1000h4272c202 0 365-49 365-109v-782c0-60-163-109-365-109h-4272c-201 0-363 49-363 109v782c0 60 162 109 363 109z">
          <text:p text:style-name="P4"><text:span text:style-name="T2">&lt;&lt;todolist-add-task&gt;&gt;</text:span></text:p>
        </draw:path>
        <draw:connector draw:style-name="gr7" draw:text-style-name="P6" draw:layer="layout" svg:x1="9.5cm" svg:y1="3.001cm" svg:x2="9.5cm" svg:y2="4cm" draw:start-shape="id1" draw:start-glue-point="2" draw:end-shape="id2" draw:end-glue-point="0" svg:d="M9500 3001v999" svg:viewBox="0 0 1 1000">
          <text:p/>
        </draw:connector>
        <draw:connector draw:style-name="gr7" draw:text-style-name="P6" draw:layer="layout" svg:x1="12cm" svg:y1="4.5cm" svg:x2="14cm" svg:y2="4.5cm" draw:start-shape="id2" draw:start-glue-point="1" draw:end-shape="id3" draw:end-glue-point="3" svg:d="M12000 4500h2000" svg:viewBox="0 0 2001 1">
          <text:p/>
        </draw:connector>
        <draw:path draw:style-name="gr8" draw:text-style-name="P5" draw:layer="layout" svg:width="4.999cm" svg:height="0.999cm" svg:x="14cm" svg:y="5cm" svg:viewBox="0 0 5000 1000" svg:d="M363 1000h4272c202 0 365-49 365-109v-782c0-60-163-109-365-109h-4272c-201 0-363 49-363 109v782c0 60 162 109 363 109z">
          <text:p text:style-name="P4"><text:span text:style-name="T2">&lt;&lt;todolist-toggle-edit-button&gt;&gt;</text:span></text:p>
        </draw:path>
        <draw:path draw:style-name="gr9" draw:text-style-name="P5" xml:id="id4" draw:id="id4" draw:layer="layout" svg:width="4.999cm" svg:height="0.999cm" svg:x="14cm" svg:y="6cm" svg:viewBox="0 0 5000 1000" svg:d="M363 1000h4272c202 0 365-49 365-109v-782c0-60-163-109-365-109h-4272c-201 0-363 49-363 109v782c0 60 162 109 363 109z">
          <text:p text:style-name="P4"><text:span text:style-name="T2">&lt;&lt;todolist-options-button&gt;&gt;</text:span></text:p>
        </draw:path>
        <draw:custom-shape draw:style-name="gr10" draw:text-style-name="P1" draw:layer="layout" svg:width="0.5cm" svg:height="0.5cm" svg:x="4.5cm" svg:y="3cm">
          <text:p text:style-name="P1">b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5cm" svg:height="0.5cm" svg:x="5cm" svg:y="3cm">
          <text:p text:style-name="P1">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5cm" svg:height="0.5cm" svg:x="5.5cm" svg:y="3cm">
          <text:p text:style-name="P1">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" draw:text-style-name="P5" xml:id="id5" draw:id="id5" draw:layer="layout" svg:width="4.999cm" svg:height="0.999cm" svg:x="7cm" svg:y="7cm" svg:viewBox="0 0 5000 1000" svg:d="M363 1000h4272c202 0 365-49 365-109v-782c0-60-163-109-365-109h-4272c-201 0-363 49-363 109v782c0 60 162 109 363 109z">
          <text:p text:style-name="P4"><text:span text:style-name="T2">&lt;&lt;todolist-options-content&gt;&gt;</text:span></text:p>
        </draw:path>
        <draw:connector draw:style-name="gr7" draw:text-style-name="P6" draw:layer="layout" svg:x1="14cm" svg:y1="6.5cm" svg:x2="9.5cm" svg:y2="7cm" draw:start-shape="id4" draw:start-glue-point="3" draw:end-shape="id5" draw:end-glue-point="0" svg:d="M14000 6500h-1000v-13h-3500v513" svg:viewBox="0 0 4501 514">
          <text:p/>
        </draw:connector>
        <draw:custom-shape draw:style-name="gr12" draw:text-style-name="P1" draw:layer="layout" svg:width="2.9cm" svg:height="0.5cm" svg:x="1cm" svg:y="3.5cm">
          <text:p text:style-name="P1">Opciones adiciona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3" draw:text-style-name="P5" draw:layer="layout" svg:width="4.999cm" svg:height="0.999cm" svg:x="7cm" svg:y="8cm" svg:viewBox="0 0 5000 1000" svg:d="M363 1000h4272c202 0 365-49 365-109v-782c0-60-163-109-365-109h-4272c-201 0-363 49-363 109v782c0 60 162 109 363 109z">
          <text:p text:style-name="P4"><text:span text:style-name="T2">&lt;&lt;todolist-done-task&gt;&gt;</text:span></text:p>
        </draw:path>
        <draw:path draw:style-name="gr14" draw:text-style-name="P5" draw:layer="layout" svg:width="4.999cm" svg:height="0.999cm" svg:x="7cm" svg:y="9cm" svg:viewBox="0 0 5000 1000" svg:d="M363 1000h4272c202 0 365-49 365-109v-782c0-60-163-109-365-109h-4272c-201 0-363 49-363 109v782c0 60 162 109 363 109z">
          <text:p text:style-name="P4"><text:span text:style-name="T2">&lt;&lt;todolist-show-task&gt;&gt;</text:span></text:p>
        </draw:path>
        <draw:path draw:style-name="gr15" draw:text-style-name="P5" draw:layer="layout" svg:width="4.999cm" svg:height="0.999cm" svg:x="7cm" svg:y="10cm" svg:viewBox="0 0 5000 1000" svg:d="M363 1000h4272c202 0 365-49 365-109v-782c0-60-163-109-365-109h-4272c-201 0-363 49-363 109v782c0 60 162 109 363 109z">
          <text:p text:style-name="P4"><text:span text:style-name="T2">&lt;&lt;todolist-set-priority&gt;&gt;</text:span></text:p>
        </draw:path>
        <draw:path draw:style-name="gr16" draw:text-style-name="P5" xml:id="id6" draw:id="id6" draw:layer="layout" svg:width="4.999cm" svg:height="0.999cm" svg:x="7cm" svg:y="11cm" svg:viewBox="0 0 5000 1000" svg:d="M363 1000h4272c202 0 365-49 365-109v-782c0-60-163-109-365-109h-4272c-201 0-363 49-363 109v782c0 60 162 109 363 109z">
          <text:p text:style-name="P4"><text:span text:style-name="T2">&lt;&lt;todolist-delete-task&gt;&gt;</text:span></text:p>
        </draw:path>
        <draw:custom-shape draw:style-name="gr2" draw:text-style-name="P1" draw:layer="layout" svg:width="3.5cm" svg:height="0.5cm" svg:x="1.501cm" svg:y="4.501cm">
          <text:p text:style-name="P1">Tarea sin hac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5cm" svg:height="0.5cm" svg:x="1.001cm" svg:y="4.501cm">
          <text:p text:style-name="P1">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5cm" svg:height="0.5cm" svg:x="5.501cm" svg:y="4.501cm">
          <text:p text:style-name="P1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5cm" svg:height="0.5cm" svg:x="5.001cm" svg:y="4.501cm">
          <text:p text:style-name="P1">p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0.5cm" svg:x="1.5cm" svg:y="5cm">
          <text:p text:style-name="P1">Tarea hech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5cm" svg:height="0.5cm" svg:x="1cm" svg:y="5cm">
          <text:p text:style-name="P1">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5cm" svg:height="0.5cm" svg:x="5.5cm" svg:y="5cm">
          <text:p text:style-name="P1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5cm" svg:height="0.5cm" svg:x="5cm" svg:y="5cm">
          <text:p text:style-name="P1">p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5" xml:id="id7" draw:id="id7" draw:layer="layout" svg:width="4.999cm" svg:height="0.999cm" svg:x="7cm" svg:y="13cm" svg:viewBox="0 0 5000 1000" svg:d="M363 1000h4272c202 0 365-49 365-109v-782c0-60-163-109-365-109h-4272c-201 0-363 49-363 109v782c0 60 162 109 363 109z">
          <text:p text:style-name="P4"><text:span text:style-name="T2">&lt;&lt;todolist-undone-task&gt;&gt;</text:span></text:p>
        </draw:path>
        <draw:path draw:style-name="gr18" draw:text-style-name="P5" draw:layer="layout" svg:width="4.999cm" svg:height="0.999cm" svg:x="7cm" svg:y="14cm" svg:viewBox="0 0 5000 1000" svg:d="M363 1000h4272c202 0 365-49 365-109v-782c0-60-163-109-365-109h-4272c-201 0-363 49-363 109v782c0 60 162 109 363 109z">
          <text:p text:style-name="P4"><text:span text:style-name="T2">&lt;&lt;todolist-view-task&gt;&gt;</text:span></text:p>
        </draw:path>
        <draw:path draw:style-name="gr19" draw:text-style-name="P5" draw:layer="layout" svg:width="4.999cm" svg:height="0.999cm" svg:x="7cm" svg:y="15cm" svg:viewBox="0 0 5000 1000" svg:d="M363 1000h4272c202 0 365-49 365-109v-782c0-60-163-109-365-109h-4272c-201 0-363 49-363 109v782c0 60 162 109 363 109z">
          <text:p text:style-name="P4"><text:span text:style-name="T2">&lt;&lt;todolist-set-priority&gt;&gt;</text:span></text:p>
        </draw:path>
        <draw:path draw:style-name="gr20" draw:text-style-name="P5" xml:id="id8" draw:id="id8" draw:layer="layout" svg:width="4.999cm" svg:height="0.999cm" svg:x="7cm" svg:y="16cm" svg:viewBox="0 0 5000 1000" svg:d="M363 1000h4272c202 0 365-49 365-109v-782c0-60-163-109-365-109h-4272c-201 0-363 49-363 109v782c0 60 162 109 363 109z">
          <text:p text:style-name="P4"><text:span text:style-name="T2">&lt;&lt;todolist-delete-task&gt;&gt;</text:span></text:p>
        </draw:path>
        <draw:connector draw:style-name="gr7" draw:text-style-name="P6" draw:layer="layout" svg:x1="9.5cm" svg:y1="12cm" svg:x2="9.5cm" svg:y2="13cm" draw:start-shape="id6" draw:start-glue-point="2" draw:end-shape="id7" draw:end-glue-point="0" svg:d="M9500 12000v1000" svg:viewBox="0 0 1 1001">
          <text:p/>
        </draw:connector>
        <draw:frame draw:style-name="gr21" draw:text-style-name="P7" draw:layer="layout" svg:width="10.717cm" svg:height="0.962cm" svg:x="9.283cm" svg:y="1.038cm">
          <draw:text-box>
            <text:p>$:/plugins/kookma/todolist/macros/ui</text:p>
          </draw:text-box>
        </draw:frame>
        <draw:g draw:name="end-event-none" xml:id="id9" draw:id="id9">
          <draw:custom-shape draw:style-name="gr22" draw:text-style-name="P2" draw:layer="layout" svg:width="0.057cm" svg:height="0.057cm" svg:x="9.471cm" svg:y="18.4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3" draw:text-style-name="P3" draw:layer="layout" svg:width="1cm" svg:height="1cm" svg:x="8.999cm" svg:y="17.999cm" svg:viewBox="0 0 1001 1001" svg:d="M1001 500c0-276-224-500-499-500-277 0-502 224-502 500s225 501 502 501c275 0 499-225 499-501z">
            <svg:title>end-event-none</svg:title>
            <text:p/>
          </draw:path>
        </draw:g>
        <draw:connector draw:style-name="gr7" draw:text-style-name="P6" draw:layer="layout" svg:x1="9.5cm" svg:y1="17cm" svg:x2="9.499cm" svg:y2="17.999cm" draw:start-shape="id8" draw:start-glue-point="2" draw:end-shape="id9" draw:end-glue-point="0" svg:d="M9500 17000v481h-1v518" svg:viewBox="0 0 2 100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queño" style:family="graphic" style:parent-style-name="standard">
      <style:graphic-properties svg:stroke-color="#000000" draw:fill-color="#fffff0" draw:textarea-horizontal-align="justify" draw:textarea-vertical-align="middle" draw:auto-grow-height="false" fo:min-height="0.202cm" fo:min-width="2.452cm"/>
      <style:paragraph-properties fo:text-align="center"/>
      <style:text-properties fo:font-size="8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11T10:20:44.297000000</meta:creation-date>
    <dc:date>2020-02-11T11:16:30.216000000</dc:date>
    <meta:editing-duration>PT18M2S</meta:editing-duration>
    <meta:editing-cycles>5</meta:editing-cycles>
    <meta:generator>LibreOffice/6.3.4.2$Windows_x86 LibreOffice_project/60da17e045e08f1793c57c00ba83cdfce946d0aa</meta:generator>
    <meta:document-statistic meta:object-count="39"/>
  </office:meta>
</office:document-meta>
</file>